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.8" calcext:value-type="float">
            <text:p>449,8</text:p>
          </table:table-cell>
          <table:table-cell office:value-type="float" office:value="0.0863" calcext:value-type="float">
            <text:p>0,08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2.47" calcext:value-type="float">
            <text:p>452,47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9.65" calcext:value-type="float">
            <text:p>449,65</text:p>
          </table:table-cell>
          <table:table-cell office:value-type="float" office:value="0.2542" calcext:value-type="float">
            <text:p>0,25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5.28" calcext:value-type="float">
            <text:p>445,28</text:p>
          </table:table-cell>
          <table:table-cell office:value-type="float" office:value="0.3317" calcext:value-type="float">
            <text:p>0,33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9.86" calcext:value-type="float">
            <text:p>439,86</text:p>
          </table:table-cell>
          <table:table-cell office:value-type="float" office:value="0.4035" calcext:value-type="float">
            <text:p>0,40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3.75" calcext:value-type="float">
            <text:p>433,75</text:p>
          </table:table-cell>
          <table:table-cell office:value-type="float" office:value="0.4693" calcext:value-type="float">
            <text:p>0,46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7.23" calcext:value-type="float">
            <text:p>427,23</text:p>
          </table:table-cell>
          <table:table-cell office:value-type="float" office:value="0.5288" calcext:value-type="float">
            <text:p>0,52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0.61" calcext:value-type="float">
            <text:p>420,61</text:p>
          </table:table-cell>
          <table:table-cell office:value-type="float" office:value="0.582" calcext:value-type="float">
            <text:p>0,5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3.93" calcext:value-type="float">
            <text:p>413,93</text:p>
          </table:table-cell>
          <table:table-cell office:value-type="float" office:value="0.6294" calcext:value-type="float">
            <text:p>0,62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7.56" calcext:value-type="float">
            <text:p>407,56</text:p>
          </table:table-cell>
          <table:table-cell office:value-type="float" office:value="0.6713" calcext:value-type="float">
            <text:p>0,6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.00.0000</text:date>, <text:time style:data-style-name="N2" text:time-value="15:35:34.2192440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20:40:25.220551008</meta:creation-date>
    <dc:date>2021-12-05T15:35:39.639000582</dc:date>
    <meta:editing-duration>PT3M11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